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8.034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0.338cm" style:rel-column-width="37571*"/>
    </style:style>
    <style:style style:name="Table1.B" style:family="table-column">
      <style:table-column-properties style:column-width="7.696cm" style:rel-column-width="27963*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e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e2" style:family="table">
      <style:table-properties style:width="18.034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688cm" style:rel-column-width="13401*"/>
    </style:style>
    <style:style style:name="Table2.B" style:family="table-column">
      <style:table-column-properties style:column-width="5.516cm" style:rel-column-width="20041*"/>
    </style:style>
    <style:style style:name="Table2.C" style:family="table-column">
      <style:table-column-properties style:column-width="3.082cm" style:rel-column-width="11200*"/>
    </style:style>
    <style:style style:name="Table2.D" style:family="table-column">
      <style:table-column-properties style:column-width="5.749cm" style:rel-column-width="2089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254cm" fo:padding-bottom="0.025cm" fo:border="none" style:writing-mode="lr-tb"/>
    </style:style>
    <style:style style:name="Table2.A3" style:family="table-cell">
      <style:table-cell-properties fo:padding-left="0cm" fo:padding-right="0cm" fo:padding-top="0.025cm" fo:padding-bottom="0.025cm" fo:border="none" style:writing-mode="lr-tb"/>
    </style:style>
    <style:style style:name="Table2.6" style:family="table-row">
      <style:table-row-properties style:min-row-height="0.758cm" fo:keep-together="auto"/>
    </style:style>
    <style:style style:name="Table3" style:family="table">
      <style:table-properties style:width="18.034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2.859cm" style:rel-column-width="10387*"/>
    </style:style>
    <style:style style:name="Table3.B" style:family="table-column">
      <style:table-column-properties style:column-width="8.767cm" style:rel-column-width="31856*"/>
    </style:style>
    <style:style style:name="Table3.C" style:family="table-column">
      <style:table-column-properties style:column-width="2.335cm" style:rel-column-width="8487*"/>
    </style:style>
    <style:style style:name="Table3.D" style:family="table-column">
      <style:table-column-properties style:column-width="4.073cm" style:rel-column-width="1480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034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9.366cm" style:rel-column-width="34038*"/>
    </style:style>
    <style:style style:name="Table4.B" style:family="table-column">
      <style:table-column-properties style:column-width="5.398cm" style:rel-column-width="19615*"/>
    </style:style>
    <style:style style:name="Table4.C" style:family="table-column">
      <style:table-column-properties style:column-width="3.27cm" style:rel-column-width="1188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cm" fo:border="none" style:writing-mode="lr-tb"/>
    </style:style>
    <style:style style:name="Table4.A2" style:family="table-cell">
      <style:table-cell-properties fo:padding="0cm" fo:border="none" style:writing-mode="lr-tb"/>
    </style:style>
    <style:style style:name="Table4.B2" style:family="table-cell">
      <style:table-cell-properties fo:padding="0cm" fo:border="none" style:writing-mode="lr-tb"/>
    </style:style>
    <style:style style:name="Table4.C2" style:family="table-cell">
      <style:table-cell-properties fo:padding="0cm" fo:border="none" style:writing-mode="lr-tb"/>
    </style:style>
    <style:style style:name="Table4.A3" style:family="table-cell">
      <style:table-cell-properties fo:padding="0cm" fo:border="none" style:writing-mode="lr-tb"/>
    </style:style>
    <style:style style:name="Table4.B3" style:family="table-cell">
      <style:table-cell-properties fo:padding="0cm" fo:border="none" style:writing-mode="lr-tb"/>
    </style:style>
    <style:style style:name="Table4.C3" style:family="table-cell">
      <style:table-cell-properties fo:padding="0cm" fo:border="none" style:writing-mode="lr-tb"/>
    </style:style>
    <style:style style:name="Table4.A4" style:family="table-cell">
      <style:table-cell-properties fo:padding-left="0cm" fo:padding-right="0cm" fo:padding-top="0cm" fo:padding-bottom="0.508cm" fo:border="none" style:writing-mode="lr-tb"/>
    </style:style>
    <style:style style:name="Table4.B4" style:family="table-cell">
      <style:table-cell-properties fo:padding-left="0cm" fo:padding-right="0cm" fo:padding-top="0cm" fo:padding-bottom="0.508cm" fo:border="none" style:writing-mode="lr-tb"/>
    </style:style>
    <style:style style:name="Table4.C4" style:family="table-cell">
      <style:table-cell-properties fo:padding-left="0cm" fo:padding-right="0cm" fo:padding-top="0cm" fo:padding-bottom="0.508cm" fo:border="none" style:writing-mode="lr-tb"/>
    </style:style>
    <style:style style:name="Table5" style:family="table">
      <style:table-properties style:width="18.034cm" style:rel-width="100%" fo:margin-left="0cm" fo:margin-top="0cm" fo:margin-bottom="0cm" table:align="left" style:writing-mode="page"/>
    </style:style>
    <style:style style:name="Table5.A" style:family="table-column">
      <style:table-column-properties style:column-width="2.859cm" style:rel-column-width="10387*"/>
    </style:style>
    <style:style style:name="Table5.B" style:family="table-column">
      <style:table-column-properties style:column-width="8.767cm" style:rel-column-width="31856*"/>
    </style:style>
    <style:style style:name="Table5.C" style:family="table-column">
      <style:table-column-properties style:column-width="2.335cm" style:rel-column-width="8487*"/>
    </style:style>
    <style:style style:name="Table5.D" style:family="table-column">
      <style:table-column-properties style:column-width="4.073cm" style:rel-column-width="1480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cm" fo:border-left="none" fo:border-right="none" fo:border-top="0.5pt solid #000000" fo:border-bottom="none"/>
    </style:style>
    <style:style style:name="Table6" style:family="table">
      <style:table-properties style:width="18.034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9.366cm" style:rel-column-width="34038*"/>
    </style:style>
    <style:style style:name="Table6.B" style:family="table-column">
      <style:table-column-properties style:column-width="5.398cm" style:rel-column-width="19615*"/>
    </style:style>
    <style:style style:name="Table6.C" style:family="table-column">
      <style:table-column-properties style:column-width="3.27cm" style:rel-column-width="1188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A2" style:family="table-cell">
      <style:table-cell-properties fo:padding="0cm" fo:border="none" style:writing-mode="lr-tb"/>
    </style:style>
    <style:style style:name="Table6.B2" style:family="table-cell">
      <style:table-cell-properties fo:padding="0cm" fo:border="none" style:writing-mode="lr-tb"/>
    </style:style>
    <style:style style:name="Table6.C2" style:family="table-cell">
      <style:table-cell-properties fo:padding="0cm" fo:border="none" style:writing-mode="lr-tb"/>
    </style:style>
    <style:style style:name="Table6.A3" style:family="table-cell">
      <style:table-cell-properties fo:padding="0cm" fo:border="none" style:writing-mode="lr-tb"/>
    </style:style>
    <style:style style:name="Table6.B3" style:family="table-cell">
      <style:table-cell-properties fo:padding="0cm" fo:border="none" style:writing-mode="lr-tb"/>
    </style:style>
    <style:style style:name="Table6.C3" style:family="table-cell">
      <style:table-cell-properties fo:padding="0cm" fo:border="none" style:writing-mode="lr-tb"/>
    </style:style>
    <style:style style:name="Table6.A4" style:family="table-cell">
      <style:table-cell-properties fo:padding-left="0cm" fo:padding-right="0cm" fo:padding-top="0cm" fo:padding-bottom="0.508cm" fo:border="none" style:writing-mode="lr-tb"/>
    </style:style>
    <style:style style:name="Table6.B4" style:family="table-cell">
      <style:table-cell-properties fo:padding-left="0cm" fo:padding-right="0cm" fo:padding-top="0cm" fo:padding-bottom="0.508cm" fo:border="none" style:writing-mode="lr-tb"/>
    </style:style>
    <style:style style:name="Table6.C4" style:family="table-cell">
      <style:table-cell-properties fo:padding-left="0cm" fo:padding-right="0cm" fo:padding-top="0cm" fo:padding-bottom="0.508cm" fo:border="none" style:writing-mode="lr-tb"/>
    </style:style>
    <style:style style:name="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2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5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6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7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8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officeooo:rsid="0023ce03" officeooo:paragraph-rsid="0023ce03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9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0" style:family="paragraph" style:parent-style-name="Standard">
      <loext:graphic-properties draw:fill="solid" draw:fill-color="#365f91"/>
      <style:paragraph-properties fo:line-height="115%" fo:background-color="#365f91" fo:padding-left="0.141cm" fo:padding-right="0.141cm" fo:padding-top="0.035cm" fo:padding-bottom="0.494cm" fo:border="0.51pt solid #000000" style:shadow="none"/>
    </style:style>
    <style:style style:name="P11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12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3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4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5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17cdd" officeooo:paragraph-rsid="00217cdd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6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7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8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3ce03" officeooo:paragraph-rsid="0023ce03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9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913c0" officeooo:paragraph-rsid="002913c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0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a061a" officeooo:paragraph-rsid="002a061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1" style:family="paragraph" style:parent-style-name="Standard">
      <style:text-properties officeooo:rsid="00217cdd" officeooo:paragraph-rsid="00217cdd"/>
    </style:style>
    <style:style style:name="P22" style:family="paragraph" style:parent-style-name="Standard">
      <style:text-properties officeooo:rsid="00232bda" officeooo:paragraph-rsid="00232bda"/>
    </style:style>
    <style:style style:name="P23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24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loext:opacity="100%" fo:font-size="14pt" fo:font-weight="bold" style:font-size-asian="14pt" style:font-weight-asian="bold" style:font-name-complex="Arial1" style:font-size-complex="14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fo:font-size="14pt" style:font-size-asian="14pt" style:font-name-complex="Arial1" style:font-size-complex="14pt">
        <loext:char-complex-color loext:theme-type="light1" loext:color-type="theme"/>
      </style:text-properties>
    </style:style>
    <style:style style:name="T4" style:family="text">
      <style:text-properties fo:color="#1f497d" loext:opacity="100%" style:font-name="Arial" style:font-name-complex="Arial1">
        <loext:char-complex-color loext:theme-type="dark2" loext:color-type="theme"/>
      </style:text-properties>
    </style:style>
    <style:style style:name="T5" style:family="text">
      <style:text-properties fo:color="#1f497d" loext:opacity="100%" style:font-name="Arial" fo:font-weight="normal" style:font-weight-asian="normal" style:font-name-complex="Arial1" style:font-weight-complex="bold">
        <loext:char-complex-color loext:theme-type="dark2" loext:color-type="theme"/>
      </style:text-properties>
    </style:style>
    <style:style style:name="T6" style:family="text">
      <style:text-properties fo:color="#1f497d" loext:opacity="100%" style:font-name="Arial" fo:font-size="14pt" fo:font-weight="normal" style:letter-kerning="true" style:font-size-asian="14pt" style:font-weight-asian="normal" style:font-name-complex="Arial1" style:font-size-complex="16pt" style:font-style-complex="italic" style:font-weight-complex="bold">
        <loext:char-complex-color loext:theme-type="dark2" loext:color-type="theme"/>
      </style:text-properties>
    </style:style>
    <style:style style:name="T7" style:family="text">
      <style:text-properties fo:color="#1f497d" loext:opacity="100%" style:font-name="Arial" fo:font-size="14pt" style:letter-kerning="true" style:font-size-asian="14pt" style:font-name-complex="Arial1" style:font-size-complex="16pt" style:font-style-complex="italic">
        <loext:char-complex-color loext:theme-type="dark2" loext:color-type="theme"/>
      </style:text-properties>
    </style:style>
    <style:style style:name="T8" style:family="text">
      <style:text-properties fo:color="#1f497d" loext:opacity="100%" style:font-name="Arial" fo:font-style="normal" style:font-style-asian="normal" style:font-name-complex="Arial1" style:font-style-complex="italic">
        <loext:char-complex-color loext:theme-type="dark2" loext:color-type="theme"/>
      </style:text-properties>
    </style:style>
    <style:style style:name="T9" style:family="text">
      <style:text-properties fo:color="#1f497d" loext:opacity="100%" style:font-name-complex="Arial1">
        <loext:char-complex-color loext:theme-type="dark2" loext:color-type="theme"/>
      </style:text-properties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officeooo:rsid="002913c0" style:font-name-complex="Arial1"/>
    </style:style>
    <style:style style:name="T12" style:family="text">
      <style:text-properties style:font-name-complex="Arial1"/>
    </style:style>
    <style:style style:name="T13" style:family="text">
      <style:text-properties officeooo:rsid="00217cdd" style:font-name-complex="Arial1"/>
    </style:style>
    <style:style style:name="T14" style:family="text">
      <style:text-properties officeooo:rsid="00232bda" style:font-name-complex="Arial1"/>
    </style:style>
    <style:style style:name="T15" style:family="text">
      <style:text-properties officeooo:rsid="0023ce03" style:font-name-complex="Arial1"/>
    </style:style>
    <style:style style:name="T16" style:family="text">
      <style:text-properties officeooo:rsid="002913c0" style:font-name-complex="Arial1"/>
    </style:style>
    <style:style style:name="T17" style:family="text">
      <style:text-properties fo:font-weight="bold" style:font-weight-asian="bold" style:font-name-complex="Arial1" style:font-weight-complex="bold"/>
    </style:style>
    <style:style style:name="T18" style:family="text">
      <style:text-properties officeooo:rsid="00232bda"/>
    </style:style>
    <style:style style:name="T19" style:family="text">
      <style:text-properties officeooo:rsid="00291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2"/></text:p>
      <text:p text:style-name="Title" loext:marker-style-name="T4"><text:span text:style-name="T4">Practical Project - Iteration 1</text:span><text:span text:style-name="T4"/></text:p>
      <text:p text:style-name="Title" loext:marker-style-name="T5"><text:span text:style-name="T5">Group Meeting Report</text:span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 loext:marker-style-name="T6"/>
            <text:p text:style-name="P24" loext:marker-style-name="T10"><text:span text:style-name="T7">Notice of Meeting and Agenda</text:span><text:span text:style-name="T7"/></text:p>
          </table:table-cell>
          <table:table-cell table:style-name="Table1.B1" office:value-type="string">
            <text:h text:style-name="P2" text:outline-level="3" loext:marker-style-name="T10"><text:span text:style-name="T11">26/02/26: </text:span><loext:content-control loext:showing-place-holder="true" loext:plain-text="true" loext:id="2006626827"><text:span text:style-name="T10">Date</text:span></loext:content-control></text:h>
            <text:h text:style-name="P2" text:outline-level="3" loext:marker-style-name="T10"><text:span text:style-name="T10"><text:s/></text:span><text:span text:style-name="T11">11:00am:</text:span><loext:content-control loext:showing-place-holder="true" loext:plain-text="true" loext:alias="Time" loext:tag="Time" loext:id="807176113"><text:span text:style-name="T10">Time</text:span></loext:content-control></text:h>
            <text:h text:style-name="P2" text:outline-level="3" loext:marker-style-name="T10"><text:span text:style-name="T11">Classroom: </text:span><loext:content-control loext:showing-place-holder="true" loext:plain-text="true" loext:alias="Location" loext:tag="Location" loext:id="807176140"><text:span text:style-name="T10">Location</text:span></loext:content-control></text:h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 loext:marker-style-name="T9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5" text:outline-level="2" loext:marker-style-name="T10"><text:span text:style-name="T10">Sponsor:</text:span><text:span text:style-name="T10"/></text:h>
          </table:table-cell>
          <table:table-cell table:style-name="Table2.A1" office:value-type="string">
            <text:p text:style-name="P12" loext:marker-style-name="T12"><text:span text:style-name="T12">John Jamieson</text:span><text:span text:style-name="T12"/></text:p>
          </table:table-cell>
          <table:table-cell table:style-name="Table2.A1" office:value-type="string">
            <text:h text:style-name="P5" text:outline-level="2" loext:marker-style-name="T10"><text:span text:style-name="T10">Name of Group:</text:span><text:span text:style-name="T10"/></text:h>
          </table:table-cell>
          <table:table-cell table:style-name="Table2.A1" office:value-type="string">
            <text:p text:style-name="P19" loext:marker-style-name="T12"><text:span text:style-name="T12">Future Trunks</text:span></text:p>
          </table:table-cell>
        </table:table-row>
        <table:table-row table:style-name="Table2.1">
          <table:table-cell table:style-name="Table2.A3" office:value-type="string">
            <text:h text:style-name="P5" text:outline-level="2" loext:marker-style-name="T10"><text:span text:style-name="T10">Group Lead:</text:span><text:span text:style-name="T10"/></text:h>
          </table:table-cell>
          <table:table-cell table:style-name="Table2.A3" office:value-type="string">
            <text:p text:style-name="P19" loext:marker-style-name="T12">Euan</text:p>
          </table:table-cell>
          <table:table-cell table:style-name="Table2.A3" office:value-type="string">
            <text:h text:style-name="P5" text:outline-level="2" loext:marker-style-name="T10"><loext:content-control loext:showing-place-holder="true" loext:id="795647141"><text:span text:style-name="T10">Note taker:</text:span></loext:content-control></text:h>
          </table:table-cell>
          <table:table-cell table:style-name="Table2.A3" office:value-type="string">
            <text:p text:style-name="P13" loext:marker-style-name="T12">Euan</text:p>
          </table:table-cell>
        </table:table-row>
        <table:table-row table:style-name="Table2.1">
          <table:table-cell table:style-name="Table2.A3" office:value-type="string">
            <text:p text:style-name="P12" loext:marker-style-name="T12"><loext:content-control loext:showing-place-holder="true" loext:id="1643469904"><text:span text:style-name="T17">Attendees:</text:span></loext:content-control></text:p>
          </table:table-cell>
          <table:table-cell table:style-name="Table2.A3" table:number-columns-spanned="3" office:value-type="string">
            <text:p text:style-name="P15" loext:marker-style-name="T12"><text:span text:style-name="T12">Euan, Austin, Zaine</text:span>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" loext:marker-style-name="T17"><text:span text:style-name="T17">Absent:</text:span><text:span text:style-name="T17"/></text:p>
          </table:table-cell>
          <table:table-cell table:style-name="Table2.A3" table:number-columns-spanned="3" office:value-type="string">
            <text:p text:style-name="P20" loext:marker-style-name="T12"><text:span text:style-name="T12">N/A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7"><loext:content-control loext:showing-place-holder="true" loext:id="681237791"><text:span text:style-name="T17">Please bring:</text:span></loext:content-control></text:p>
          </table:table-cell>
          <table:table-cell table:style-name="Table2.A3" table:number-columns-spanned="3" office:value-type="string">
            <text:p text:style-name="P12" loext:marker-style-name="T12"><text:span text:style-name="T12">Laptop/</text:span><text:span text:style-name="T13">Device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7"><text:span text:style-name="T17">Agenda items:</text:span><text:span text:style-name="T17"/></text:p>
          </table:table-cell>
          <table:table-cell table:style-name="Table2.A3" table:number-columns-spanned="3" office:value-type="string">
            <text:list text:style-name="WWNum7">
              <text:list-item>
                <text:p text:style-name="P9" loext:marker-style-name="T12"><text:span text:style-name="T12">Collaboration environment.</text:span></text:p>
              </text:list-item>
              <text:list-item>
                <text:p text:style-name="P9" loext:marker-style-name="T12"><text:span text:style-name="T12">Starting stakeholder register</text:span></text:p>
              </text:list-item>
            </text:list>
          </table:table-cell>
          <table:covered-table-cell/>
          <table:covered-table-cell/>
        </table:table-row>
      </table:table>
      <text:h text:style-name="P3" text:outline-level="1" loext:marker-style-name="T10"><loext:content-control loext:showing-place-holder="true" loext:plain-text="true" loext:id="-2901889"><text:span text:style-name="T8">Minutes</text:span></loext:content-control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2" text:outline-level="2" loext:marker-style-name="T10"><text:bookmark text:name="MinuteItems"/><text:span text:style-name="T10">Agenda Item 1:</text:span><text:span text:style-name="T10"/></text:h>
          </table:table-cell>
          <table:table-cell table:style-name="Table3.A1" office:value-type="string">
            <text:p text:style-name="P21" loext:marker-style-name="T12">Collaboration environment</text:p>
          </table:table-cell>
          <table:table-cell table:style-name="Table3.A1" office:value-type="string">
            <text:h text:style-name="Heading_20_2" text:outline-level="2" loext:marker-style-name="T10"><loext:content-control loext:showing-place-holder="true" loext:id="1737199064"><text:span text:style-name="T10">Presenter:</text:span></loext:content-control></text:h>
          </table:table-cell>
          <table:table-cell table:style-name="Table3.A1" office:value-type="string">
            <text:p text:style-name="Standard" loext:marker-style-name="T12"><loext:content-control loext:id="-886176056"><text:span text:style-name="T13">Euan</text:span></loext:content-control></text:p>
          </table:table-cell>
        </table:table-row>
      </table:table>
      <text:h text:style-name="Heading_20_4" text:outline-level="4" loext:marker-style-name="T12"><loext:content-control loext:showing-place-holder="true" loext:id="-391195506"><text:span text:style-name="T12">Discussion:</text:span></loext:content-control></text:h>
      <text:p text:style-name="Standard" loext:marker-style-name="T12"><loext:content-control loext:showing-place-holder="true" loext:plain-text="true" loext:id="807176261"><text:span text:style-name="T12">To get started right away, just tap any placeholder text (such as this) and start typing to replace it with your own.</text:span></loext:content-control></text:p>
      <text:h text:style-name="Heading_20_4" text:outline-level="4" loext:marker-style-name="T12"><loext:content-control loext:showing-place-holder="true" loext:id="1574465788"><text:span text:style-name="T12">Conclusions:</text:span></loext:content-control></text:h>
      <text:p text:style-name="Standard" loext:marker-style-name="T12"><loext:content-control loext:showing-place-holder="true" loext:plain-text="true" loext:id="-1653514351"><text:span text:style-name="T12">Enter conclusions here.</text:span></loext:content-control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h text:style-name="P6" text:outline-level="2" loext:marker-style-name="T10"><loext:content-control loext:showing-place-holder="true" loext:id="-1717032099"><text:span text:style-name="T10">Action items</text:span><text:bookmark text:name="MinutePersonResponsibl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-319821758"><text:span text:style-name="T10">Person responsible</text:span><text:bookmark text:name="MinuteDeadlin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433413345"><text:span text:style-name="T10">Deadline</text:span></loext:content-control></text:h>
            </table:table-cell>
          </table:table-row>
        </table:table-header-rows>
        <table:table-row table:style-name="Table4.1">
          <table:table-cell table:style-name="Table4.A2" office:value-type="string">
            <text:list text:style-name="WWNum3">
              <text:list-item>
                <text:p text:style-name="P7" loext:marker-style-name="T12"><loext:content-control loext:id="1506475385"><text:span text:style-name="T13">Finding a collaborative environment for both windows and Linux.</text:span></loext:content-control></text:p>
              </text:list-item>
            </text:list>
          </table:table-cell>
          <table:table-cell table:style-name="Table4.B2" office:value-type="string">
            <text:p text:style-name="P16" loext:marker-style-name="T12"><loext:content-control loext:id="353314519"><text:span text:style-name="T18">All</text:span></loext:content-control></text:p>
          </table:table-cell>
          <table:table-cell table:style-name="Table4.C2" office:value-type="string">
            <text:p text:style-name="P14" loext:marker-style-name="T12">04/03/26</text:p>
          </table:table-cell>
        </table:table-row>
        <table:table-row table:style-name="Table4.1">
          <table:table-cell table:style-name="Table4.A3" office:value-type="string">
            <text:list text:continue-numbering="true" text:style-name="WWNum3">
              <text:list-item>
                <text:p text:style-name="P7" loext:marker-style-name="T12"><loext:content-control loext:id="-924879657"><text:span text:style-name="T13">Setup/ Getting connected with each other </text:span><text:span text:style-name="T14">and setup git</text:span></loext:content-control></text:p>
              </text:list-item>
            </text:list>
          </table:table-cell>
          <table:table-cell table:style-name="Table4.B3" office:value-type="string">
            <text:p text:style-name="P14" loext:marker-style-name="T12">All</text:p>
          </table:table-cell>
          <table:table-cell table:style-name="Table4.C3" office:value-type="string">
            <text:p text:style-name="P17" loext:marker-style-name="T12"><loext:content-control loext:showing-place-holder="true" loext:id="-874463000"><text:span text:style-name="T18">04/03/26</text:span></loext:content-control></text:p>
          </table:table-cell>
        </table:table-row>
        <table:table-row table:style-name="Table4.1">
          <table:table-cell table:style-name="Table4.A4" office:value-type="string">
            <text:list text:continue-numbering="true" text:style-name="WWNum3">
              <text:list-item>
                <text:p text:style-name="P7" loext:marker-style-name="T12"><loext:content-control loext:id="-1371140849"><text:span text:style-name="T13">Create a Repo</text:span></loext:content-control></text:p>
              </text:list-item>
            </text:list>
          </table:table-cell>
          <table:table-cell table:style-name="Table4.B4" office:value-type="string">
            <text:p text:style-name="P14" loext:marker-style-name="T12">All</text:p>
          </table:table-cell>
          <table:table-cell table:style-name="Table4.C4" office:value-type="string">
            <text:p text:style-name="P17" loext:marker-style-name="T12"><text:bookmark text:name="MinuteTopicSection"/><loext:content-control loext:showing-place-holder="true" loext:id="-1354030449"><text:span text:style-name="T18">04/03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h text:style-name="Heading_20_2" text:outline-level="2" loext:marker-style-name="T10"><text:span text:style-name="T10">Agenda Item 2:</text:span><text:span text:style-name="T10"/></text:h>
          </table:table-cell>
          <table:table-cell table:style-name="Table5.A1" office:value-type="string">
            <text:p text:style-name="P21" loext:marker-style-name="T12">Complete Stakeholder record</text:p>
          </table:table-cell>
          <table:table-cell table:style-name="Table5.A1" office:value-type="string">
            <text:h text:style-name="Heading_20_2" text:outline-level="2" loext:marker-style-name="T10"><loext:content-control loext:showing-place-holder="true" loext:id="1072624145"><text:span text:style-name="T10">Presenter:</text:span></loext:content-control></text:h>
          </table:table-cell>
          <table:table-cell table:style-name="Table5.A1" office:value-type="string">
            <text:p text:style-name="P22" loext:marker-style-name="T12">Euan</text:p>
          </table:table-cell>
        </table:table-row>
      </table:table>
      <text:h text:style-name="Heading_20_4" text:outline-level="4" loext:marker-style-name="T12"><loext:content-control loext:showing-place-holder="true" loext:id="1495455185"><text:span text:style-name="T12">Discussion:</text:span></loext:content-control></text:h>
      <text:p text:style-name="Standard" loext:marker-style-name="T12"><loext:content-control loext:showing-place-holder="true" loext:plain-text="true" loext:id="275993325"><text:span text:style-name="T12">To get started right away, just tap any placeholder text (such as this) and start typing to replace it with your own.</text:span></loext:content-control></text:p>
      <text:h text:style-name="Heading_20_4" text:outline-level="4" loext:marker-style-name="T12"><loext:content-control loext:showing-place-holder="true" loext:id="-1295436725"><text:span text:style-name="T12">Conclusions:</text:span></loext:content-control></text:h>
      <text:p text:style-name="Standard" loext:marker-style-name="T12"><loext:content-control loext:showing-place-holder="true" loext:plain-text="true" loext:id="1699276047"><text:span text:style-name="T12">Enter conclusions here.</text:span></loext:content-control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h text:style-name="P6" text:outline-level="2" loext:marker-style-name="T10"><loext:content-control loext:showing-place-holder="true" loext:id="1576775990"><text:span text:style-name="T10">Action items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778569795"><text:span text:style-name="T10">Person responsible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1974196117"><text:span text:style-name="T10">Deadline</text:span></loext:content-control></text:h>
            </table:table-cell>
          </table:table-row>
        </table:table-header-rows>
        <table:table-row table:style-name="Table6.1">
          <table:table-cell table:style-name="Table6.A2" office:value-type="string">
            <text:list text:continue-numbering="true" text:style-name="WWNum3">
              <text:list-item>
                <text:p text:style-name="P7" loext:marker-style-name="T12"><text:span text:style-name="T15">Fill stakeholder with placeholder information</text:span><loext:content-control loext:showing-place-holder="true" loext:id="-300149647"/></text:p>
              </text:list-item>
            </text:list>
          </table:table-cell>
          <table:table-cell table:style-name="Table6.B2" office:value-type="string">
            <text:p text:style-name="P16" loext:marker-style-name="T12"><loext:content-control loext:showing-place-holder="true" loext:id="-2021450857"><text:span text:style-name="T12">Enter person responsible here</text:span></loext:content-control></text:p>
          </table:table-cell>
          <table:table-cell table:style-name="Table6.C2" office:value-type="string">
            <text:p text:style-name="P16" loext:marker-style-name="T12"><loext:content-control loext:id="-1362511276"><text:span text:style-name="T14">16/03/</text:span><text:span text:style-name="T15">26</text:span></loext:content-control></text:p>
          </table:table-cell>
        </table:table-row>
        <table:table-row table:style-name="Table6.1">
          <table:table-cell table:style-name="Table6.A3" office:value-type="string">
            <text:list text:continue-numbering="true" text:style-name="WWNum3">
              <text:list-item>
                <text:p text:style-name="P8" loext:marker-style-name="T12">Edit/make changes to stakeholder</text:p>
              </text:list-item>
            </text:list>
          </table:table-cell>
          <table:table-cell table:style-name="Table6.B3" office:value-type="string">
            <text:p text:style-name="P16" loext:marker-style-name="T12"><loext:content-control loext:showing-place-holder="true" loext:id="-1826508862"><text:span text:style-name="T12">Enter person responsible here</text:span></loext:content-control></text:p>
          </table:table-cell>
          <table:table-cell table:style-name="Table6.C3" office:value-type="string">
            <text:p text:style-name="P18" loext:marker-style-name="T12">16/03/26</text:p>
          </table:table-cell>
        </table:table-row>
        <table:table-row table:style-name="Table6.1">
          <table:table-cell table:style-name="Table6.A4" office:value-type="string">
            <text:list text:continue-numbering="true" text:style-name="WWNum3">
              <text:list-item>
                <text:p text:style-name="P8" loext:marker-style-name="T12">Review with group and upload</text:p>
              </text:list-item>
            </text:list>
          </table:table-cell>
          <table:table-cell table:style-name="Table6.B4" office:value-type="string">
            <text:p text:style-name="P16" loext:marker-style-name="T12"><loext:content-control loext:showing-place-holder="true" loext:id="1425691745"><text:span text:style-name="T12">Enter person responsible here</text:span></loext:content-control></text:p>
          </table:table-cell>
          <table:table-cell table:style-name="Table6.C4" office:value-type="string">
            <text:p text:style-name="P16" loext:marker-style-name="T12"><loext:content-control loext:id="1592043662"><text:span text:style-name="T15">16/03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pan text:style-name="T8"/></text:p>
      <text:h text:style-name="P3" text:outline-level="1" loext:marker-style-name="T4"><loext:content-control loext:showing-place-holder="true" loext:id="-1794281877"><text:span text:style-name="T8">Other Information</text:span></loext:content-control></text:h>
      <text:h text:style-name="Heading_20_4" text:outline-level="4" loext:marker-style-name="T12"><loext:content-control loext:showing-place-holder="true" loext:id="-671956156"><text:span text:style-name="T12">Resources:</text:span></loext:content-control></text:h>
      <text:p text:style-name="Standard" loext:marker-style-name="T12"><loext:content-control loext:plain-text="true" loext:id="-1742867320"><text:span text:style-name="T16">Github.com<text:line-break/>Stakeholder register template</text:span><text:span text:style-name="T19"/></loext:content-control></text:p>
      <text:h text:style-name="Heading_20_4" text:outline-level="4" loext:marker-style-name="T12"><text:span text:style-name="T12">Date of next meeting:</text:span><text:span text:style-name="T12"/></text:h>
      <text:p text:style-name="Standard" loext:marker-style-name="T12"><loext:content-control loext:plain-text="true" loext:id="1712002868"><text:span text:style-name="T16">02/03/26</text:span><text:span text:style-name="T19"/>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/>
    </style:style>
    <style:style style:name="Title" style:family="paragraph" style:parent-style-name="Standard" loext:linked-style-name="Title_20_Ch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.141cm" fo:margin-bottom="0.141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1f497d" loext:opacity="100%" style:font-name="Arial" fo:font-family="Arial" style:font-family-generic="roman" style:font-pitch="variable" fo:font-size="11pt" fo:font-weight="bold" style:font-name-asian="ＭＳ Ｐゴシック" style:font-family-asian="'ＭＳ Ｐゴシック'" style:font-family-generic-asian="system" style:font-pitch-asian="variable" style:font-size-asian="11pt" style:language-asian="ja" style:country-asian="JP" style:font-weight-asian="bold" style:font-name-complex="Times New Roman" style:font-family-complex="'Times New Roman'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font-weight="bold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fo:font-size="9.5pt" style:font-size-asian="9.5pt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fo:font-size="9.5pt" style:font-size-asian="9.5pt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-top="1.778cm" fo:margin-bottom="1.143cm" fo:margin-left="1.778cm" fo:margin-right="1.778cm" style:writing-mode="lr-tb" style:layout-grid-color="#c0c0c0" style:layout-grid-lines="53" style:layout-grid-base-height="0.4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MP1"/>
        <text:p text:style-name="MP1" loext:marker-style-name="MT1">ITPM5.248 Agile Projects<text:tab/>Page <text:span text:style-name="MT1"><text:page-number text:select-page="current">1</text:page-number></text:span><text:s/>of <text:span text:style-name="MT1"><text:page-count>2</text:page-count></text:span></text:p>
        <text:p text:style-name="MP1">Minutes of Meeting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10</meta:editing-cycles>
    <meta:creation-date>2021-08-05T00:04:00</meta:creation-date>
    <dc:date>2026-03-11T11:16:27.782052722</dc:date>
    <meta:editing-duration>PT29M28S</meta:editing-duration>
    <meta:generator>LibreOffice/24.2.7.2$Linux_X86_64 LibreOffice_project/420$Build-2</meta:generator>
    <meta:document-statistic meta:table-count="6" meta:image-count="0" meta:object-count="0" meta:page-count="2" meta:paragraph-count="72" meta:word-count="215" meta:character-count="1433" meta:non-whitespace-character-count="1257"/>
    <meta:user-defined meta:name="AppVersion">16.0000</meta:user-defined>
    <meta:user-defined meta:name="ContentTypeId">0x01010021FF3BF40CCD11489C7593694C95B5EE</meta:user-defined>
    <meta:template xlink:type="simple" xlink:actuate="onRequest" xlink:title="Informal meeting minutes.dotx" xlink:href=""/>
  </office:meta>
</office:document-meta>
</file>